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7000000D7BE675723.png" manifest:media-type="image/png"/>
  <manifest:file-entry manifest:full-path="Pictures/1000083300000B2200000B2214C5FA9B.svg" manifest:media-type="image/svg+xml"/>
  <manifest:file-entry manifest:full-path="Pictures/100009A000000B2200000B2260C5852B.svg" manifest:media-type="image/svg+xml"/>
  <manifest:file-entry manifest:full-path="Pictures/1000055300000B2200000B22E97EE524.svg" manifest:media-type="image/svg+xml"/>
  <manifest:file-entry manifest:full-path="Pictures/10000201000000D7000000D7D2BB0C64.png" manifest:media-type="image/png"/>
  <manifest:file-entry manifest:full-path="Pictures/100008DA00000B2200000B22622E8921.svg" manifest:media-type="image/svg+xml"/>
  <manifest:file-entry manifest:full-path="Pictures/10000201000000D7000000D70648D24C.png" manifest:media-type="image/png"/>
  <manifest:file-entry manifest:full-path="Pictures/10000201000000D7000000D7272AD153.png" manifest:media-type="image/png"/>
  <manifest:file-entry manifest:full-path="Pictures/10000201000000D7000000D76931F18B.png" manifest:media-type="image/png"/>
  <manifest:file-entry manifest:full-path="Pictures/10000201000000D7000000D7AD46AD0B.png" manifest:media-type="image/png"/>
  <manifest:file-entry manifest:full-path="Pictures/10000201000000D7000000D7914A7AAA.png" manifest:media-type="image/png"/>
  <manifest:file-entry manifest:full-path="Pictures/10000A4F00000B2200000B22ADEF7AA7.svg" manifest:media-type="image/svg+xml"/>
  <manifest:file-entry manifest:full-path="Pictures/10000BC400000B2200000B2240D9ACF9.svg" manifest:media-type="image/svg+xml"/>
  <manifest:file-entry manifest:full-path="Pictures/100012DF00000B2200000B22CB59B3C4.svg" manifest:media-type="image/svg+xml"/>
  <manifest:file-entry manifest:full-path="Pictures/10000201000000D7000000D716B36AFB.png" manifest:media-type="image/png"/>
  <manifest:file-entry manifest:full-path="Pictures/10000201000000D7000000D7539D345D.png" manifest:media-type="image/png"/>
  <manifest:file-entry manifest:full-path="Pictures/10000201000000D7000000D7257B3053.png" manifest:media-type="image/png"/>
  <manifest:file-entry manifest:full-path="Pictures/10000201000000D7000000D7EE71B74F.png" manifest:media-type="image/png"/>
  <manifest:file-entry manifest:full-path="Pictures/10001F9700000B2200000B22554B90E2.svg" manifest:media-type="image/svg+xml"/>
  <manifest:file-entry manifest:full-path="Pictures/10000CEF00000B2200000B227854487E.svg" manifest:media-type="image/svg+xml"/>
  <manifest:file-entry manifest:full-path="Pictures/10000B2A00000B2200000B22FF3FCC1B.svg" manifest:media-type="image/svg+xml"/>
  <manifest:file-entry manifest:full-path="Pictures/1000089900000B2200000B222CE5C98A.svg" manifest:media-type="image/svg+xml"/>
  <manifest:file-entry manifest:full-path="Pictures/10000201000000D7000000D7C63CAF26.png" manifest:media-type="image/png"/>
  <manifest:file-entry manifest:full-path="Pictures/10000201000000D7000000D7D29AD309.png" manifest:media-type="image/png"/>
  <manifest:file-entry manifest:full-path="Pictures/10000201000000D7000000D742071C8C.png" manifest:media-type="image/png"/>
  <manifest:file-entry manifest:full-path="Pictures/10001A9900000B2200000B22A2FE65ED.svg" manifest:media-type="image/svg+xml"/>
  <manifest:file-entry manifest:full-path="Pictures/1000076200000B2200000B22E3845552.svg" manifest:media-type="image/svg+xml"/>
  <manifest:file-entry manifest:full-path="Pictures/10000201000000D7000000D7933DCBBD.png" manifest:media-type="image/png"/>
  <manifest:file-entry manifest:full-path="Pictures/10000201000000D7000000D775244395.png" manifest:media-type="image/png"/>
  <manifest:file-entry manifest:full-path="Pictures/100007CA00000B2200000B22F398CC00.svg" manifest:media-type="image/svg+xml"/>
  <manifest:file-entry manifest:full-path="Pictures/10000E5800000B2200000B222BE90A50.svg" manifest:media-type="image/svg+xml"/>
  <manifest:file-entry manifest:full-path="Pictures/1000089900000B2200000B22EA60C50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2.581cm" fo:min-width="16.292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min-height="10.784cm" fo:min-width="15.95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otted" svg:stroke-width="0.051cm" draw:marker-start-width="0.276cm" draw:marker-end-width="0.276cm" draw:fill="none" draw:textarea-horizontal-align="justify" draw:textarea-vertical-align="middle" draw:auto-grow-height="false" fo:min-height="10.369cm" fo:min-width="6.796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otted" svg:stroke-width="0.051cm" draw:marker-start-width="0.276cm" draw:marker-end-width="0.276cm" draw:fill="none" draw:textarea-horizontal-align="justify" draw:textarea-vertical-align="middle" draw:auto-grow-height="false" fo:min-height="10.369cm" fo:min-width="6.79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4.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4.087cm"/>
    </style:style>
    <style:style style:name="gr8" style:family="graphic" style:parent-style-name="standard">
      <style:graphic-properties svg:stroke-color="#808080" draw:textarea-horizontal-align="justify" draw:textarea-vertical-align="bottom" draw:auto-grow-height="false" fo:min-height="3.034cm" fo:min-width="2.712cm" fo:padding-bottom="-0.127cm"/>
    </style:style>
    <style:style style:name="gr9" style:family="graphic" style:parent-style-name="standard">
      <style:graphic-properties draw:fill="solid" draw:fill-color="#e0ffe0" draw:textarea-horizontal-align="justify" draw:textarea-vertical-align="bottom" draw:auto-grow-height="false" fo:min-height="5.662cm" fo:min-width="6.295cm"/>
    </style:style>
    <style:style style:name="gr10" style:family="graphic" style:parent-style-name="standard">
      <style:graphic-properties draw:fill="solid" draw:fill-color="#e0ffe0" draw:textarea-horizontal-align="justify" draw:textarea-vertical-align="bottom" draw:auto-grow-height="false" fo:min-height="5.662cm" fo:min-width="6.294cm"/>
    </style:style>
    <style:style style:name="gr11" style:family="graphic" style:parent-style-name="standard">
      <style:graphic-properties svg:stroke-color="#808080" draw:textarea-horizontal-align="justify" draw:textarea-vertical-align="bottom" draw:auto-grow-height="false" fo:min-height="3.034cm" fo:min-width="2.711cm" fo:padding-bottom="-0.127cm"/>
    </style:style>
    <style:style style:name="gr12" style:family="graphic" style:parent-style-name="standard">
      <style:graphic-properties draw:fill="solid" draw:fill-color="#ffe0e0" draw:opacity="100%" draw:textarea-horizontal-align="justify" draw:textarea-vertical-align="top" draw:auto-grow-height="false" fo:min-height="1.968cm" fo:min-width="2.094cm" draw:shadow-opacity="100%"/>
    </style:style>
    <style:style style:name="gr13" style:family="graphic" style:parent-style-name="standard">
      <style:graphic-properties draw:fill="solid" draw:fill-color="#ffe0e0" draw:opacity="100%" draw:textarea-horizontal-align="justify" draw:textarea-vertical-align="top" draw:auto-grow-height="false" fo:min-height="1.968cm" fo:min-width="2.093cm" draw:shadow-opacity="100%"/>
    </style:style>
    <style:style style:name="gr14" style:family="graphic" style:parent-style-name="standard">
      <style:graphic-properties draw:opacity="100%" draw:textarea-horizontal-align="justify" draw:textarea-vertical-align="middle" draw:auto-grow-height="false" fo:min-height="1.968cm" fo:min-width="1.802cm" draw:shadow-opacity="100%"/>
    </style:style>
    <style:style style:name="gr15" style:family="graphic" style:parent-style-name="objectwithoutfill">
      <style:graphic-properties svg:stroke-width="0.102cm" svg:stroke-color="#33cc66" draw:marker-start="Arrowheads_20_1" draw:marker-start-width="0.4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objectwithoutfill">
      <style:graphic-properties svg:stroke-width="0.102cm" svg:stroke-color="#9966cc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9966cc" draw:marker-start="Arrowheads_20_2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102cm" svg:stroke-color="#00b8ff" draw:marker-start-width="0.352cm" draw:marker-end-width="0.352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59cm)" draw:image-opacity="100%" style:mirror="none"/>
    </style:style>
    <style:style style:name="gr2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2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2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2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59cm, 0.584cm, 0.533cm)" draw:image-opacity="100%" style:mirror="none"/>
    </style:style>
    <style:style style:name="gr27" style:family="graphic" style:parent-style-name="objectwithoutfill">
      <style:graphic-properties svg:stroke-width="0.102cm" svg:stroke-color="#33cc66" draw:marker-start-width="0.352cm" draw:marker-end="Arrowheads_20_2" draw:marker-end-width="0.356cm" draw:fill="none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2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30" style:family="graphic" style:parent-style-name="objectwithoutfill">
      <style:graphic-properties svg:stroke-width="0.102cm" svg:stroke-color="#ffb515" draw:marker-start-width="0.352cm" draw:marker-end="Arrowheads_20_2" draw:marker-end-width="0.452cm" draw:fill="none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3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33" style:family="graphic" style:parent-style-name="objectwithoutfill">
      <style:graphic-properties svg:stroke-width="0.102cm" svg:stroke-color="#ffb515" draw:marker-end="Arrowheads_20_2" draw:marker-end-width="0.306cm" draw:fill="none" draw:textarea-vertical-align="middle" fo:padding-top="0.176cm" fo:padding-bottom="0.176cm" fo:padding-left="0.301cm" fo:padding-right="0.301cm"/>
    </style:style>
    <style:style style:name="gr3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35cm, 0.483cm, 0.686cm, 0.432cm)" draw:image-opacity="100%" style:mirror="none"/>
    </style:style>
    <style:style style:name="gr35" style:family="graphic" style:parent-style-name="standard" style:list-style-name="L1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draw:fill="none" draw:fill-color="#cfe7f5" draw:opacity="50%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 draw:color-mode="standard" draw:luminance="0%" draw:contrast="0%" draw:gamma="100%" draw:red="0%" draw:green="0%" draw:blue="0%" fo:clip="rect(0.559cm, 0.711cm, 0.559cm, 0.686cm)" draw:image-opacity="100%" style:mirror="none"/>
    </style:style>
    <style:style style:name="gr36" style:family="graphic" style:parent-style-name="objectwithoutfill">
      <style:graphic-properties svg:stroke-width="0.102cm" svg:stroke-color="#993366" draw:marker-end="Arrow" draw:marker-end-width="0.306cm" draw:fill="none" draw:textarea-vertical-align="middl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993366" draw:marker-end="Arrowheads_20_2" draw:marker-end-width="0.306cm" draw:fill="none" draw:textarea-vertical-align="middle" fo:padding-top="0.176cm" fo:padding-bottom="0.176cm" fo:padding-left="0.301cm" fo:padding-right="0.301cm"/>
    </style:style>
    <style:style style:name="gr38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39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87cm, 0.61cm, 0.762cm)" draw:image-opacity="100%" style:mirror="none"/>
    </style:style>
    <style:style style:name="gr40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41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42" style:family="graphic" style:parent-style-name="objectwithoutfill">
      <style:graphic-properties svg:stroke-width="0.1cm" svg:stroke-color="#00dcff" draw:marker-start="" draw:marker-start-width="0.35cm" draw:marker-end="Arrowheads_20_2" draw:marker-end-width="0.45cm" draw:fill="solid" draw:fill-color="#00ffff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99284c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4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45" style:family="graphic" style:parent-style-name="standard">
      <style:graphic-properties draw:opacity="100%" draw:textarea-horizontal-align="justify" draw:textarea-vertical-align="middle" draw:auto-grow-height="false" fo:min-height="1.225cm" fo:min-width="1.882cm" draw:shadow-opacity="100%"/>
    </style:style>
    <style:style style:name="gr4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4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48" style:family="graphic" style:parent-style-name="objectwithoutfill">
      <style:graphic-properties svg:stroke-width="0.1cm" svg:stroke-color="#999999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4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9" draw:id="id19" draw:layer="layout" svg:width="18.29cm" svg:height="14.329cm" svg:x="0.672cm" svg:y="2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843cm" svg:height="2.132cm" svg:x="0.911cm" svg:y="1.207cm">
          <draw:image xlink:href="Pictures/10000E5800000B2200000B222BE90A50.svg" xlink:type="simple" xlink:show="embed" xlink:actuate="onLoad">
            <text:p/>
          </draw:image>
          <draw:image xlink:href="Pictures/10000201000000D7000000D7933DCBBD.png" xlink:type="simple" xlink:show="embed" xlink:actuate="onLoad"/>
        </draw:frame>
        <draw:custom-shape draw:style-name="gr3" draw:text-style-name="P1" draw:layer="layout" svg:width="17.698cm" svg:height="12.282cm" svg:x="0.911cm" svg:y="4.0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843cm" svg:height="2.131cm" svg:x="1.265cm" svg:y="2.845cm">
          <draw:image xlink:href="Pictures/1000076200000B2200000B22E3845552.svg" xlink:type="simple" xlink:show="embed" xlink:actuate="onLoad">
            <text:p/>
          </draw:image>
          <draw:image xlink:href="Pictures/10000201000000D7000000D742071C8C.png" xlink:type="simple" xlink:show="embed" xlink:actuate="onLoad"/>
        </draw:frame>
        <draw:custom-shape draw:style-name="gr4" draw:text-style-name="P1" draw:layer="layout" svg:width="8.14cm" svg:height="11.463cm" svg:x="1.265cm" svg:y="4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141cm" svg:height="11.463cm" svg:x="10.114cm" svg:y="4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5.654cm" svg:height="0.962cm" svg:x="3.035cm" svg:y="15.126cm">
          <draw:text-box>
            <text:p><text:span text:style-name="T1">Availability Zone A</text:span></text:p>
          </draw:text-box>
        </draw:frame>
        <draw:frame draw:style-name="gr7" draw:text-style-name="P2" draw:layer="layout" svg:width="5.688cm" svg:height="0.962cm" svg:x="12.237cm" svg:y="15.126cm">
          <draw:text-box>
            <text:p><text:span text:style-name="T1">Availability Zone B</text:span></text:p>
          </draw:text-box>
        </draw:frame>
        <draw:custom-shape draw:style-name="gr8" draw:text-style-name="P3" draw:layer="layout" svg:width="3.54cm" svg:height="3.36cm" svg:x="5.158cm" svg:y="4.807cm">
          <text:p text:style-name="P1"><text:span text:style-name="T2">Public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7.433cm" svg:height="6.55cm" svg:x="1.619cm" svg:y="8.576cm">
          <text:p text:style-name="P1"><text:span text:style-name="T2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432cm" svg:height="6.55cm" svg:x="10.468cm" svg:y="8.576cm">
          <text:p text:style-name="P1"><text:span text:style-name="T2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3.539cm" svg:height="3.36cm" svg:x="1.619cm" svg:y="4.807cm">
          <text:p text:style-name="P1"><text:span text:style-name="T2">NAT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9" draw:id="id9" draw:layer="layout" svg:width="2.832cm" svg:height="2.456cm" svg:x="1.973cm" svg:y="4.807cm">
          <text:p text:style-name="P1"><text:span text:style-name="T2">NAT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54cm" svg:height="3.36cm" svg:x="14.209cm" svg:y="4.807cm">
          <text:p text:style-name="P1"><text:span text:style-name="T2">NAT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3.539cm" svg:height="3.36cm" svg:x="10.67cm" svg:y="4.807cm">
          <text:p text:style-name="P1"><text:span text:style-name="T2">Public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2" draw:id="id12" draw:layer="layout" svg:width="2.832cm" svg:height="2.456cm" svg:x="5.512cm" svg:y="4.807cm">
          <text:p text:style-name="P1"><text:span text:style-name="T2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0" draw:id="id10" draw:layer="layout" svg:width="2.832cm" svg:height="2.456cm" svg:x="14.563cm" svg:y="4.807cm">
          <text:p text:style-name="P1"><text:span text:style-name="T2">NAT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1" draw:id="id11" draw:layer="layout" svg:width="2.831cm" svg:height="2.456cm" svg:x="11.024cm" svg:y="4.807cm">
          <text:p text:style-name="P1"><text:span text:style-name="T2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54cm" svg:height="2.456cm" svg:x="4.064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843cm" svg:height="2.132cm" svg:x="3.048cm" svg:y="8.167cm">
          <draw:image xlink:href="Pictures/1000089900000B2200000B222CE5C98A.svg" xlink:type="simple" xlink:show="embed" xlink:actuate="onLoad">
            <text:p/>
          </draw:image>
          <draw:image xlink:href="Pictures/10000201000000D7000000D7C63CAF26.png" xlink:type="simple" xlink:show="embed" xlink:actuate="onLoad"/>
        </draw:frame>
        <draw:connector draw:style-name="gr15" draw:text-style-name="P1" draw:layer="layout" draw:type="line" svg:x1="9.652cm" svg:y1="3.663cm" svg:x2="9.652cm" svg:y2="5.884cm" draw:start-shape="id1" draw:start-glue-point="2" draw:end-shape="id2" draw:end-glue-point="0" svg:d="M9652 3663v2221" svg:viewBox="0 0 1 2222">
          <text:p/>
        </draw:connector>
        <draw:connector draw:style-name="gr15" draw:text-style-name="P1" draw:layer="layout" draw:type="line" svg:x1="9.652cm" svg:y1="7.112cm" svg:x2="5.368cm" svg:y2="9.652cm" draw:start-shape="id2" draw:start-glue-point="2" draw:end-shape="id3" draw:end-glue-point="0" svg:d="M9652 7112l-4284 2540" svg:viewBox="0 0 4285 2541">
          <text:p/>
        </draw:connector>
        <draw:custom-shape draw:style-name="gr14" draw:text-style-name="P1" draw:layer="layout" svg:width="2.54cm" svg:height="2.456cm" svg:x="13.208cm" svg:y="9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843cm" svg:height="2.132cm" svg:x="14.921cm" svg:y="8.128cm">
          <draw:image xlink:href="Pictures/1000089900000B2200000B222CE5C98A.svg" xlink:type="simple" xlink:show="embed" xlink:actuate="onLoad">
            <text:p/>
          </draw:image>
          <draw:image xlink:href="Pictures/10000201000000D7000000D7C63CAF26.png" xlink:type="simple" xlink:show="embed" xlink:actuate="onLoad"/>
        </draw:frame>
        <draw:connector draw:style-name="gr15" draw:text-style-name="P1" draw:layer="layout" draw:type="line" svg:x1="9.652cm" svg:y1="7.112cm" svg:x2="14.485cm" svg:y2="9.679cm" draw:start-shape="id2" draw:start-glue-point="2" draw:end-shape="id4" draw:end-glue-point="0" svg:d="M9652 7112l4833 2567" svg:viewBox="0 0 4834 2568">
          <text:p/>
        </draw:connector>
        <draw:frame draw:style-name="gr16" draw:text-style-name="P3" xml:id="id6" draw:id="id6" draw:layer="layout" svg:width="1.843cm" svg:height="2.132cm" svg:x="7.09cm" svg:y="0.714cm">
          <draw:image xlink:href="Pictures/1000089900000B2200000B22EA60C501.svg" xlink:type="simple" xlink:show="embed" xlink:actuate="onLoad">
            <text:p text:style-name="P1"><text:span text:style-name="T2"/></text:p>
          </draw:image>
          <draw:image xlink:href="Pictures/10000201000000D7000000D7539D345D.png" xlink:type="simple" xlink:show="embed" xlink:actuate="onLoad"/>
          <draw:glue-point draw:id="4" svg:x="2.71cm" svg:y="-0.185cm"/>
          <draw:glue-point draw:id="5" svg:x="-3.021cm" svg:y="-0.257cm"/>
        </draw:frame>
        <draw:connector draw:style-name="gr17" draw:text-style-name="P1" draw:layer="layout" draw:type="line" svg:x1="5.368cm" svg:y1="9.652cm" svg:x2="3.247cm" svg:y2="6.815cm" draw:start-shape="id3" draw:start-glue-point="0" draw:end-shape="id5" draw:end-glue-point="2" svg:d="M5368 9652l-2121-2837" svg:viewBox="0 0 2122 2838">
          <text:p/>
        </draw:connector>
        <draw:connector draw:style-name="gr17" draw:text-style-name="P1" draw:layer="layout" draw:type="line" svg:x1="3.247cm" svg:y1="5.588cm" svg:x2="9.144cm" svg:y2="3.049cm" draw:start-shape="id5" draw:start-glue-point="0" draw:end-shape="id1" draw:end-glue-point="3" svg:d="M3247 5588l5897-2539" svg:viewBox="0 0 5898 2540">
          <text:p/>
        </draw:connector>
        <draw:connector draw:style-name="gr18" draw:text-style-name="P1" draw:layer="layout" draw:type="line" svg:x1="8.51cm" svg:y1="1.741cm" svg:x2="9.144cm" svg:y2="3.049cm" draw:start-shape="id6" draw:start-glue-point="4" draw:end-shape="id1" draw:end-glue-point="3" svg:d="M8510 1741l634 1308" svg:viewBox="0 0 635 1309">
          <text:p/>
        </draw:connector>
        <draw:frame draw:style-name="gr19" draw:text-style-name="P1" xml:id="id8" draw:id="id8" draw:layer="layout" svg:width="1.843cm" svg:height="2.131cm" svg:x="10.263cm" svg:y="0.799cm">
          <draw:image xlink:href="Pictures/1000089900000B2200000B22EA60C501.svg" xlink:type="simple" xlink:show="embed" xlink:actuate="onLoad">
            <text:p/>
          </draw:image>
          <draw:image xlink:href="Pictures/10000201000000D7000000D7539D345D.png" xlink:type="simple" xlink:show="embed" xlink:actuate="onLoad"/>
          <draw:glue-point draw:id="4" svg:x="2.715cm" svg:y="-0.189cm"/>
          <draw:glue-point draw:id="5" svg:x="-3.025cm" svg:y="-0.26cm"/>
        </draw:frame>
        <draw:connector draw:style-name="gr17" draw:text-style-name="P1" draw:layer="layout" draw:type="line" svg:x1="15.99cm" svg:y1="5.615cm" svg:x2="10.16cm" svg:y2="3.049cm" draw:start-shape="id7" draw:start-glue-point="0" draw:end-shape="id1" draw:end-glue-point="1" svg:d="M15990 5615l-5830-2566" svg:viewBox="0 0 5831 2567">
          <text:p/>
        </draw:connector>
        <draw:connector draw:style-name="gr18" draw:text-style-name="P1" draw:layer="layout" draw:type="line" svg:x1="11.684cm" svg:y1="1.824cm" svg:x2="10.16cm" svg:y2="3.049cm" draw:start-shape="id8" draw:start-glue-point="4" draw:end-shape="id1" draw:end-glue-point="1" svg:d="M11684 1824l-1524 1225" svg:viewBox="0 0 1525 1226">
          <text:p/>
        </draw:connector>
        <draw:connector draw:style-name="gr17" draw:text-style-name="P1" draw:layer="layout" draw:type="line" svg:x1="14.485cm" svg:y1="9.679cm" svg:x2="15.99cm" svg:y2="6.842cm" draw:start-shape="id4" draw:start-glue-point="0" draw:end-shape="id7" draw:end-glue-point="2" svg:d="M14485 9679l1505-2837" svg:viewBox="0 0 1506 2838">
          <text:p/>
        </draw:connector>
        <draw:connector draw:style-name="gr20" draw:text-style-name="P1" draw:layer="layout" svg:x1="3.389cm" svg:y1="4.807cm" svg:x2="9.144cm" svg:y2="3.049cm" draw:start-shape="id9" draw:start-glue-point="0" draw:end-shape="id1" draw:end-glue-point="3" svg:d="M3389 4807v-1758h5755" svg:viewBox="0 0 5756 1759">
          <text:p/>
        </draw:connector>
        <draw:connector draw:style-name="gr20" draw:text-style-name="P1" draw:layer="layout" svg:x1="10.16cm" svg:y1="3.049cm" svg:x2="15.979cm" svg:y2="4.807cm" draw:start-shape="id1" draw:start-glue-point="1" draw:end-shape="id10" draw:end-glue-point="0" svg:d="M10160 3049h5819v1758" svg:viewBox="0 0 5820 1759">
          <text:p/>
        </draw:connector>
        <draw:connector draw:style-name="gr20" draw:text-style-name="P1" draw:layer="layout" svg:x1="12.439cm" svg:y1="4.807cm" svg:x2="10.16cm" svg:y2="3.049cm" draw:start-shape="id11" draw:start-glue-point="0" draw:end-shape="id1" draw:end-glue-point="1" svg:d="M12439 4807v-1758h-2279" svg:viewBox="0 0 2280 1759">
          <text:p/>
        </draw:connector>
        <draw:connector draw:style-name="gr20" draw:text-style-name="P1" draw:layer="layout" svg:x1="6.928cm" svg:y1="4.807cm" svg:x2="9.144cm" svg:y2="3.049cm" draw:start-shape="id12" draw:start-glue-point="0" draw:end-shape="id1" draw:end-glue-point="3" svg:d="M6928 4807v-1758h2216" svg:viewBox="0 0 2217 1759">
          <text:p/>
        </draw:connector>
        <draw:frame draw:style-name="gr21" draw:text-style-name="P3" xml:id="id13" draw:id="id13" draw:layer="layout" svg:width="1.843cm" svg:height="2.132cm" svg:x="4.731cm" svg:y="-0.104cm">
          <draw:image xlink:href="Pictures/10000A4F00000B2200000B22ADEF7AA7.svg" xlink:type="simple" xlink:show="embed" xlink:actuate="onLoad">
            <text:p text:style-name="P1"><text:span text:style-name="T2">External svc</text:span></text:p>
          </draw:image>
          <draw:image xlink:href="Pictures/10000201000000D7000000D716B36AFB.png" xlink:type="simple" xlink:show="embed" xlink:actuate="onLoad"/>
          <draw:glue-point draw:id="4" svg:x="-0.094cm" svg:y="2.094cm"/>
        </draw:frame>
        <draw:connector draw:style-name="gr17" draw:text-style-name="P1" draw:layer="layout" draw:type="line" svg:x1="7.455cm" svg:y1="1.726cm" svg:x2="5.635cm" svg:y2="1.408cm" draw:start-shape="id6" draw:start-glue-point="5" draw:end-shape="id13" draw:end-glue-point="4" svg:d="M7455 1726l-1820-318" svg:viewBox="0 0 1821 319">
          <text:p/>
        </draw:connector>
        <draw:frame draw:style-name="gr22" draw:text-style-name="P5" xml:id="id15" draw:id="id15" draw:layer="layout" svg:width="1.043cm" svg:height="1.227cm" svg:x="16.737cm" svg:y="0.508cm">
          <draw:image xlink:href="Pictures/100012DF00000B2200000B22CB59B3C4.svg" xlink:type="simple" xlink:show="embed" xlink:actuate="onLoad">
            <text:p text:style-name="P4"><text:span text:style-name="T3">DNS zone</text:span></text:p>
          </draw:image>
          <draw:image xlink:href="Pictures/10000201000000D7000000D7914A7AAA.png" xlink:type="simple" xlink:show="embed" xlink:actuate="onLoad"/>
        </draw:frame>
        <draw:frame draw:style-name="gr23" draw:text-style-name="P6" xml:id="id7" draw:id="id7" draw:layer="layout" svg:width="0.99cm" svg:height="1.227cm" svg:x="15.495cm" svg:y="5.615cm">
          <draw:image xlink:href="Pictures/10000BC400000B2200000B2240D9ACF9.svg" xlink:type="simple" xlink:show="embed" xlink:actuate="onLoad">
            <text:p/>
          </draw:image>
          <draw:image xlink:href="Pictures/10000201000000D7000000D7AD46AD0B.png" xlink:type="simple" xlink:show="embed" xlink:actuate="onLoad"/>
        </draw:frame>
        <draw:frame draw:style-name="gr24" draw:text-style-name="P6" xml:id="id5" draw:id="id5" draw:layer="layout" svg:width="0.989cm" svg:height="1.227cm" svg:x="2.753cm" svg:y="5.588cm">
          <draw:image xlink:href="Pictures/10000BC400000B2200000B2240D9ACF9.svg" xlink:type="simple" xlink:show="embed" xlink:actuate="onLoad">
            <text:p/>
          </draw:image>
          <draw:image xlink:href="Pictures/10000201000000D7000000D7AD46AD0B.png" xlink:type="simple" xlink:show="embed" xlink:actuate="onLoad"/>
        </draw:frame>
        <draw:frame draw:style-name="gr25" draw:text-style-name="P7" xml:id="id16" draw:id="id16" draw:layer="layout" svg:width="1.31cm" svg:height="1.003cm" svg:x="12.406cm" svg:y="0.508cm">
          <draw:image xlink:href="Pictures/10000A4F00000B2200000B22ADEF7AA7.svg" xlink:type="simple" xlink:show="embed" xlink:actuate="onLoad">
            <text:p text:style-name="P4"><text:span text:style-name="T3">External DNS server</text:span></text:p>
          </draw:image>
          <draw:image xlink:href="Pictures/10000201000000D7000000D716B36AFB.png" xlink:type="simple" xlink:show="embed" xlink:actuate="onLoad"/>
        </draw:frame>
        <draw:frame draw:style-name="gr26" draw:text-style-name="P6" xml:id="id14" draw:id="id14" draw:layer="layout" svg:width="1.079cm" svg:height="1.207cm" svg:x="9.21cm" svg:y="0.2cm">
          <draw:image xlink:href="Pictures/10001F9700000B2200000B22554B90E2.svg" xlink:type="simple" xlink:show="embed" xlink:actuate="onLoad">
            <text:p/>
          </draw:image>
          <draw:image xlink:href="Pictures/10000201000000D7000000D76931F18B.png" xlink:type="simple" xlink:show="embed" xlink:actuate="onLoad"/>
        </draw:frame>
        <draw:connector draw:style-name="gr27" draw:text-style-name="P1" draw:layer="layout" draw:type="line" svg:x1="9.749cm" svg:y1="1.407cm" svg:x2="9.652cm" svg:y2="2.435cm" draw:start-shape="id14" draw:start-glue-point="2" draw:end-shape="id1" draw:end-glue-point="0" svg:d="M9749 1407l-97 1028" svg:viewBox="0 0 98 1029">
          <text:p/>
        </draw:connector>
        <draw:frame draw:style-name="gr28" draw:text-style-name="P6" xml:id="id4" draw:id="id4" draw:layer="layout" svg:width="0.955cm" svg:height="1.227cm" svg:x="14.008cm" svg:y="9.679cm">
          <draw:image xlink:href="Pictures/10001A9900000B2200000B22A2FE65ED.svg" xlink:type="simple" xlink:show="embed" xlink:actuate="onLoad">
            <text:p/>
          </draw:image>
          <draw:image xlink:href="Pictures/10000201000000D7000000D7272AD153.png" xlink:type="simple" xlink:show="embed" xlink:actuate="onLoad"/>
        </draw:frame>
        <draw:frame draw:style-name="gr29" draw:text-style-name="P6" xml:id="id3" draw:id="id3" draw:layer="layout" svg:width="0.955cm" svg:height="1.227cm" svg:x="4.891cm" svg:y="9.652cm">
          <draw:image xlink:href="Pictures/10001A9900000B2200000B22A2FE65ED.svg" xlink:type="simple" xlink:show="embed" xlink:actuate="onLoad">
            <text:p/>
          </draw:image>
          <draw:image xlink:href="Pictures/10000201000000D7000000D7272AD153.png" xlink:type="simple" xlink:show="embed" xlink:actuate="onLoad"/>
        </draw:frame>
        <draw:connector draw:style-name="gr30" draw:text-style-name="P1" draw:layer="layout" draw:type="curve" svg:x1="5.368cm" svg:y1="9.652cm" svg:x2="3.742cm" svg:y2="6.201cm" draw:start-shape="id3" draw:start-glue-point="0" draw:end-shape="id5" draw:end-glue-point="1" svg:d="M5368 9652c0-2301-542-3451-1626-3451" svg:viewBox="0 0 1627 3452">
          <text:p/>
        </draw:connector>
        <draw:connector draw:style-name="gr30" draw:text-style-name="P1" draw:layer="layout" draw:type="curve" svg:x1="3.742cm" svg:y1="6.201cm" svg:x2="9.144cm" svg:y2="3.049cm" draw:start-shape="id5" draw:start-glue-point="1" draw:end-shape="id1" draw:end-glue-point="3" svg:d="M3742 6201c4051 0 1351-3152 5402-3152" svg:viewBox="0 0 5403 3153">
          <text:p/>
        </draw:connector>
        <draw:frame draw:style-name="gr31" draw:text-style-name="P6" xml:id="id1" draw:id="id1" draw:layer="layout" svg:width="1.016cm" svg:height="1.228cm" svg:x="9.144cm" svg:y="2.435cm">
          <draw:image xlink:href="Pictures/10000B2A00000B2200000B22FF3FCC1B.svg" xlink:type="simple" xlink:show="embed" xlink:actuate="onLoad">
            <text:p/>
          </draw:image>
          <draw:image xlink:href="Pictures/10000201000000D7000000D7D29AD309.png" xlink:type="simple" xlink:show="embed" xlink:actuate="onLoad"/>
        </draw:frame>
        <draw:frame draw:style-name="gr32" draw:text-style-name="P6" xml:id="id2" draw:id="id2" draw:layer="layout" svg:width="5.08cm" svg:height="1.228cm" svg:x="7.112cm" svg:y="5.884cm">
          <draw:image xlink:href="Pictures/100008DA00000B2200000B22622E8921.svg" xlink:type="simple" xlink:show="embed" xlink:actuate="onLoad">
            <text:p/>
          </draw:image>
          <draw:image xlink:href="Pictures/10000201000000D7000000D7EE71B74F.png" xlink:type="simple" xlink:show="embed" xlink:actuate="onLoad"/>
        </draw:frame>
        <draw:connector draw:style-name="gr33" draw:text-style-name="P1" draw:layer="layout" draw:type="curve" svg:x1="10.16cm" svg:y1="3.049cm" svg:x2="17.258cm" svg:y2="1.735cm" draw:start-shape="id1" draw:start-glue-point="1" draw:end-shape="id15" draw:end-glue-point="2" svg:d="M10160 3049c4732 0 7098-438 7098-1314" svg:viewBox="0 0 7099 1315">
          <text:p/>
        </draw:connector>
        <draw:connector draw:style-name="gr33" draw:text-style-name="P1" draw:layer="layout" draw:type="curve" svg:x1="10.16cm" svg:y1="3.049cm" svg:x2="13.061cm" svg:y2="1.511cm" draw:start-shape="id1" draw:start-glue-point="1" draw:end-shape="id16" draw:end-glue-point="2" svg:d="M10160 3049c1934 0 2901-512 2901-1538" svg:viewBox="0 0 2902 1539">
          <text:p/>
        </draw:connector>
        <draw:frame draw:style-name="gr34" draw:text-style-name="P6" xml:id="id17" draw:id="id17" draw:layer="layout" svg:width="1.391cm" svg:height="1.063cm" svg:x="20.082cm" svg:y="11.63cm">
          <draw:image xlink:href="Pictures/100007CA00000B2200000B22F398CC00.svg" xlink:type="simple" xlink:show="embed" xlink:actuate="onLoad">
            <text:p text:style-name="P4"><text:span text:style-name="T4"><text:line-break/></text:span><text:span text:style-name="T4"><text:line-break/></text:span><text:span text:style-name="T4"><text:line-break/></text:span><text:span text:style-name="T4">CF Stack</text:span></text:p>
          </draw:image>
          <draw:image xlink:href="Pictures/10000201000000D7000000D70648D24C.png" xlink:type="simple" xlink:show="embed" xlink:actuate="onLoad"/>
        </draw:frame>
        <draw:frame draw:style-name="gr35" draw:text-style-name="P6" xml:id="id18" draw:id="id18" draw:layer="layout" svg:width="1.003cm" svg:height="1.228cm" svg:x="20.276cm" svg:y="5.615cm">
          <draw:image xlink:href="Pictures/1000055300000B2200000B22E97EE524.svg" xlink:type="simple" xlink:show="embed" xlink:actuate="onLoad">
            <text:p/>
          </draw:image>
          <draw:image xlink:href="Pictures/10000201000000D7000000D7257B3053.png" xlink:type="simple" xlink:show="embed" xlink:actuate="onLoad"/>
        </draw:frame>
        <draw:connector draw:style-name="gr36" draw:text-style-name="P1" draw:layer="layout" draw:type="curve" svg:x1="20.777cm" svg:y1="11.63cm" svg:x2="20.777cm" svg:y2="6.843cm" draw:start-shape="id17" draw:start-glue-point="0" draw:end-shape="id18" draw:end-glue-point="2" svg:d="M20777 11630v-4787" svg:viewBox="0 0 1 4788">
          <text:p/>
        </draw:connector>
        <draw:connector draw:style-name="gr37" draw:text-style-name="P1" draw:layer="layout" draw:type="curve" svg:x1="20.777cm" svg:y1="5.615cm" svg:x2="17.258cm" svg:y2="1.735cm" draw:start-shape="id18" draw:start-glue-point="0" draw:end-shape="id15" draw:end-glue-point="2" svg:d="M20777 5615c0-2910-3519-970-3519-3880" svg:viewBox="0 0 3520 3881">
          <text:p/>
        </draw:connector>
        <draw:connector draw:style-name="gr36" draw:text-style-name="P1" draw:layer="layout" draw:type="curve" svg:x1="20.276cm" svg:y1="6.229cm" svg:x2="18.962cm" svg:y2="9.599cm" draw:start-shape="id18" draw:start-glue-point="3" draw:end-shape="id19" svg:d="M20276 6229c-946 0-290 3370-1314 3370" svg:viewBox="0 0 1315 3371">
          <text:p/>
        </draw:connector>
        <draw:connector draw:style-name="gr18" draw:text-style-name="P1" draw:layer="layout" draw:type="line" svg:x1="6.574cm" svg:y1="0.962cm" svg:x2="10.627cm" svg:y2="1.809cm" draw:start-shape="id13" draw:start-glue-point="1" draw:end-shape="id8" draw:end-glue-point="5" svg:d="M6574 962l4053 847" svg:viewBox="0 0 4054 848">
          <text:p/>
        </draw:connector>
        <draw:frame draw:style-name="gr38" draw:text-style-name="P8" xml:id="id20" draw:id="id20" draw:layer="layout" svg:width="1.472cm" svg:height="1.523cm" svg:x="8.128cm" svg:y="15.945cm">
          <draw:image xlink:href="Pictures/100009A000000B2200000B2260C5852B.svg" xlink:type="simple" xlink:show="embed" xlink:actuate="onLoad">
            <text:p/>
          </draw:image>
          <draw:image xlink:href="Pictures/10000201000000D7000000D775244395.png" xlink:type="simple" xlink:show="embed" xlink:actuate="onLoad"/>
        </draw:frame>
        <draw:frame draw:style-name="gr39" draw:text-style-name="P8" xml:id="id21" draw:id="id21" draw:layer="layout" svg:width="1.091cm" svg:height="1.472cm" svg:x="6.021cm" svg:y="18.796cm">
          <draw:image xlink:href="Pictures/10000CEF00000B2200000B227854487E.svg" xlink:type="simple" xlink:show="embed" xlink:actuate="onLoad">
            <text:p/>
          </draw:image>
          <draw:image xlink:href="Pictures/10000201000000D7000000D7D2BB0C64.png" xlink:type="simple" xlink:show="embed" xlink:actuate="onLoad"/>
        </draw:frame>
        <draw:frame draw:style-name="gr40" draw:text-style-name="P8" xml:id="id23" draw:id="id23" draw:layer="layout" svg:width="1.879cm" svg:height="1.244cm" svg:x="12.7cm" svg:y="18.796cm">
          <draw:image xlink:href="Pictures/1000076200000B2200000B22E3845552.svg" xlink:type="simple" xlink:show="embed" xlink:actuate="onLoad">
            <text:p/>
          </draw:image>
          <draw:image xlink:href="Pictures/10000201000000D7000000D742071C8C.png" xlink:type="simple" xlink:show="embed" xlink:actuate="onLoad"/>
        </draw:frame>
        <draw:frame draw:style-name="gr41" draw:text-style-name="P8" xml:id="id22" draw:id="id22" draw:layer="layout" svg:width="1.472cm" svg:height="1.523cm" svg:x="10.212cm" svg:y="15.945cm">
          <draw:image xlink:href="Pictures/1000083300000B2200000B2214C5FA9B.svg" xlink:type="simple" xlink:show="embed" xlink:actuate="onLoad">
            <text:p/>
          </draw:image>
          <draw:image xlink:href="Pictures/10000201000000D7000000D7BE675723.png" xlink:type="simple" xlink:show="embed" xlink:actuate="onLoad"/>
        </draw:frame>
        <draw:connector draw:style-name="gr42" draw:text-style-name="P9" draw:layer="layout" draw:type="line" svg:x1="8.128cm" svg:y1="16.706cm" svg:x2="6.566cm" svg:y2="18.796cm" draw:start-shape="id20" draw:start-glue-point="3" draw:end-shape="id21" svg:d="M8128 16706l-1562 2090" svg:viewBox="0 0 1563 2091">
          <text:p text:style-name="P9"><text:span text:style-name="T5">Direct connect</text:span></text:p>
        </draw:connector>
        <draw:connector draw:style-name="gr43" draw:text-style-name="P9" draw:layer="layout" draw:type="line" svg:x1="11.684cm" svg:y1="16.706cm" svg:x2="13.639cm" svg:y2="18.796cm" draw:start-shape="id22" draw:start-glue-point="1" draw:end-shape="id23" draw:end-glue-point="0" svg:d="M11684 16706l1955 2090" svg:viewBox="0 0 1956 2091">
          <text:p text:style-name="P1"><text:span text:style-name="T5">Peering connection</text:span></text:p>
        </draw:connector>
        <draw:frame draw:style-name="gr44" draw:text-style-name="P8" xml:id="id24" draw:id="id24" draw:layer="layout" svg:width="2.54cm" svg:height="1.523cm" svg:x="8.636cm" svg:y="11.706cm">
          <draw:image xlink:href="Pictures/100008DA00000B2200000B22622E8921.svg" xlink:type="simple" xlink:show="embed" xlink:actuate="onLoad">
            <text:p/>
          </draw:image>
          <draw:image xlink:href="Pictures/10000201000000D7000000D7EE71B74F.png" xlink:type="simple" xlink:show="embed" xlink:actuate="onLoad"/>
        </draw:frame>
        <draw:custom-shape draw:style-name="gr45" draw:text-style-name="P1" xml:id="id25" draw:id="id25" draw:layer="layout" svg:width="2.54cm" svg:height="1.633cm" svg:x="3.556cm" svg:y="12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843cm" svg:height="2.132cm" svg:x="2.687cm" svg:y="11.404cm">
          <draw:image xlink:href="Pictures/1000089900000B2200000B222CE5C98A.svg" xlink:type="simple" xlink:show="embed" xlink:actuate="onLoad">
            <text:p/>
          </draw:image>
          <draw:image xlink:href="Pictures/10000201000000D7000000D7C63CAF26.png" xlink:type="simple" xlink:show="embed" xlink:actuate="onLoad"/>
        </draw:frame>
        <draw:frame draw:style-name="gr46" draw:text-style-name="P6" draw:layer="layout" svg:width="0.955cm" svg:height="1.227cm" svg:x="4.383cm" svg:y="12.661cm">
          <draw:image xlink:href="Pictures/10001A9900000B2200000B22A2FE65ED.svg" xlink:type="simple" xlink:show="embed" xlink:actuate="onLoad">
            <text:p/>
          </draw:image>
          <draw:image xlink:href="Pictures/10000201000000D7000000D7272AD153.png" xlink:type="simple" xlink:show="embed" xlink:actuate="onLoad"/>
        </draw:frame>
        <draw:custom-shape draw:style-name="gr45" draw:text-style-name="P1" xml:id="id26" draw:id="id26" draw:layer="layout" svg:width="2.54cm" svg:height="1.633cm" svg:x="14.141cm" svg:y="1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843cm" svg:height="2.132cm" svg:x="15.665cm" svg:y="11.355cm">
          <draw:image xlink:href="Pictures/1000089900000B2200000B222CE5C98A.svg" xlink:type="simple" xlink:show="embed" xlink:actuate="onLoad">
            <text:p/>
          </draw:image>
          <draw:image xlink:href="Pictures/10000201000000D7000000D7C63CAF26.png" xlink:type="simple" xlink:show="embed" xlink:actuate="onLoad"/>
        </draw:frame>
        <draw:frame draw:style-name="gr47" draw:text-style-name="P6" draw:layer="layout" svg:width="0.955cm" svg:height="1.227cm" svg:x="14.968cm" svg:y="12.61cm">
          <draw:image xlink:href="Pictures/10001A9900000B2200000B22A2FE65ED.svg" xlink:type="simple" xlink:show="embed" xlink:actuate="onLoad">
            <text:p/>
          </draw:image>
          <draw:image xlink:href="Pictures/10000201000000D7000000D7272AD153.png" xlink:type="simple" xlink:show="embed" xlink:actuate="onLoad"/>
        </draw:frame>
        <draw:connector draw:style-name="gr48" draw:text-style-name="P1" draw:layer="layout" draw:type="line" svg:x1="8.636cm" svg:y1="12.467cm" svg:x2="6.096cm" svg:y2="13.229cm" draw:start-shape="id24" draw:start-glue-point="3" draw:end-shape="id25" draw:end-glue-point="1" svg:d="M8636 12467l-2540 762" svg:viewBox="0 0 2541 763">
          <text:p/>
        </draw:connector>
        <draw:connector draw:style-name="gr48" draw:text-style-name="P1" draw:layer="layout" draw:type="line" svg:x1="11.176cm" svg:y1="12.467cm" svg:x2="14.141cm" svg:y2="13.178cm" draw:start-shape="id24" draw:start-glue-point="1" draw:end-shape="id26" draw:end-glue-point="3" svg:d="M11176 12467l2965 711" svg:viewBox="0 0 2966 712">
          <text:p/>
        </draw:connector>
        <draw:connector draw:style-name="gr48" draw:text-style-name="P1" draw:layer="layout" draw:type="line" svg:x1="5.846cm" svg:y1="10.265cm" svg:x2="9.906cm" svg:y2="11.706cm" draw:start-shape="id3" draw:start-glue-point="1" draw:end-shape="id24" draw:end-glue-point="0" svg:d="M5846 10265l4060 1441" svg:viewBox="0 0 4061 1442">
          <text:p/>
        </draw:connector>
        <draw:connector draw:style-name="gr48" draw:text-style-name="P1" draw:layer="layout" draw:type="line" svg:x1="14.008cm" svg:y1="10.292cm" svg:x2="9.906cm" svg:y2="11.706cm" draw:start-shape="id4" draw:start-glue-point="3" draw:end-shape="id24" draw:end-glue-point="0" svg:d="M14008 10292l-4102 1414" svg:viewBox="0 0 4103 1415">
          <text:p/>
        </draw:connector>
        <presentation:notes draw:style-name="dp2">
          <draw:page-thumbnail draw:style-name="gr4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753cm" svg:x="1cm" svg:y="2.544cm"/>
      <draw:page-thumbnail draw:layer="backgroundobjects" svg:width="9.294cm" svg:height="6.753cm" svg:x="1cm" svg:y="10.592cm"/>
      <draw:page-thumbnail draw:layer="backgroundobjects" svg:width="9.294cm" svg:height="6.753cm" svg:x="1cm" svg:y="18.64cm"/>
      <draw:page-thumbnail draw:layer="backgroundobjects" svg:width="9.294cm" svg:height="6.753cm" svg:x="11.295cm" svg:y="2.544cm"/>
      <draw:page-thumbnail draw:layer="backgroundobjects" svg:width="9.294cm" svg:height="6.753cm" svg:x="11.295cm" svg:y="10.592cm"/>
      <draw:page-thumbnail draw:layer="backgroundobjects" svg:width="9.294cm" svg:height="6.753cm" svg:x="11.295cm" svg:y="18.64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4.63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Panisset</meta:initial-creator>
    <meta:creation-date>2013-02-26T12:01:31</meta:creation-date>
    <meta:editing-duration>PT2H24M47S</meta:editing-duration>
    <meta:editing-cycles>6</meta:editing-cycles>
    <dc:date>2015-03-17T20:32:49.907658146</dc:date>
    <dc:creator>Colin Panisset</dc:creator>
    <meta:generator>LibreOffice/4.3.6.2$Linux_X86_64 LibreOffice_project/430$Build-2</meta:generator>
    <meta:document-statistic meta:object-count="99"/>
  </office:meta>
</office:document-meta>
</file>